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89c85" officeooo:paragraph-rsid="00089c85"/>
    </style:style>
    <style:style style:name="P2" style:family="paragraph" style:parent-style-name="Header">
      <style:text-properties officeooo:rsid="00089c85" officeooo:paragraph-rsid="00089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9c85" officeooo:paragraph-rsid="00089c8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Sven Brieden<text:tab/>Computational Physics<text:tab/><text:date style:data-style-name="N37" text:date-value="2018-05-02T21:58:33.089079502" text:fixed="true">02.05.18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1:51:04.153185631</meta:creation-date>
    <dc:date>2018-05-02T22:01:36.710747837</dc:date>
    <meta:editing-duration>PT22S</meta:editing-duration>
    <meta:editing-cycles>1</meta:editing-cycles>
    <meta:document-statistic meta:table-count="0" meta:image-count="0" meta:object-count="0" meta:page-count="1" meta:paragraph-count="2" meta:word-count="6" meta:character-count="46" meta:non-whitespace-character-count="42"/>
    <meta:generator>LibreOffice/6.0.3.2$Linux_X86_64 LibreOffice_project/00m0$Build-2</meta:generator>
  </office:meta>
</office:document-meta>
</file>